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8" style:parent-style-name="Policepardéfaut" style:family="text">
      <style:text-properties style:font-style-complex="italic"/>
    </style:style>
    <style:style style:name="P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style:font-name-asian="Times New Roman" style:font-name-complex="Times New Roman" style:language-complex="ar" style:country-complex="SA"/>
    </style:style>
    <style:style style:name="P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88" style:family="table-column">
      <style:table-column-properties style:column-width="1.6736in" style:use-optimal-column-width="false"/>
    </style:style>
    <style:style style:name="TableColumn89" style:family="table-column">
      <style:table-column-properties style:column-width="1.6729in" style:use-optimal-column-width="false"/>
    </style:style>
    <style:style style:name="TableColumn90" style:family="table-column">
      <style:table-column-properties style:column-width="1.6729in" style:use-optimal-column-width="false"/>
    </style:style>
    <style:style style:name="TableColumn91" style:family="table-column">
      <style:table-column-properties style:column-width="1.6736in" style:use-optimal-column-width="false"/>
    </style:style>
    <style:style style:name="Table87" style:family="table">
      <style:table-properties style:width="6.693in" fo:margin-left="-0.009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0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103" style:family="table-column">
      <style:table-column-properties style:column-width="1.6736in" style:use-optimal-column-width="false"/>
    </style:style>
    <style:style style:name="TableColumn104" style:family="table-column">
      <style:table-column-properties style:column-width="1.6729in" style:use-optimal-column-width="false"/>
    </style:style>
    <style:style style:name="TableColumn105" style:family="table-column">
      <style:table-column-properties style:column-width="1.6729in" style:use-optimal-column-width="false"/>
    </style:style>
    <style:style style:name="TableColumn106" style:family="table-column">
      <style:table-column-properties style:column-width="1.6736in" style:use-optimal-column-width="false"/>
    </style:style>
    <style:style style:name="Table102" style:family="table">
      <style:table-properties style:width="6.693in" fo:margin-left="-0.009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1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2" style:parent-style-name="TableContents" style:family="paragraph">
      <style:text-properties style:font-name="Arial"/>
    </style:style>
    <style:style style:name="TableColumn124" style:family="table-column">
      <style:table-column-properties style:column-width="1.7388in" style:use-optimal-column-width="false"/>
    </style:style>
    <style:style style:name="TableColumn125" style:family="table-column">
      <style:table-column-properties style:column-width="0.352in" style:use-optimal-column-width="false"/>
    </style:style>
    <style:style style:name="TableColumn126" style:family="table-column">
      <style:table-column-properties style:column-width="4.6027in" style:use-optimal-column-width="false"/>
    </style:style>
    <style:style style:name="Table123" style:family="table">
      <style:table-properties style:width="6.6937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/>
    </style:style>
    <style:style style:name="P13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3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36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37" style:parent-style-name="TableContents" style:family="paragraph">
      <style:text-properties style:font-name="Arial"/>
    </style:style>
    <style:style style:name="TableColumn139" style:family="table-column">
      <style:table-column-properties style:column-width="1.7388in" style:use-optimal-column-width="false"/>
    </style:style>
    <style:style style:name="TableColumn140" style:family="table-column">
      <style:table-column-properties style:column-width="0.352in" style:use-optimal-column-width="false"/>
    </style:style>
    <style:style style:name="TableColumn141" style:family="table-column">
      <style:table-column-properties style:column-width="4.6027in" style:use-optimal-column-width="false"/>
    </style:style>
    <style:style style:name="Table138" style:family="table">
      <style:table-properties style:width="6.6937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/>
    </style:style>
    <style:style style:name="P14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0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1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2" style:parent-style-name="TableContents" style:family="paragraph">
      <style:text-properties style:font-name="Arial"/>
    </style:style>
    <style:style style:name="TableColumn154" style:family="table-column">
      <style:table-column-properties style:column-width="1.7388in" style:use-optimal-column-width="false"/>
    </style:style>
    <style:style style:name="TableColumn155" style:family="table-column">
      <style:table-column-properties style:column-width="0.352in" style:use-optimal-column-width="false"/>
    </style:style>
    <style:style style:name="TableColumn156" style:family="table-column">
      <style:table-column-properties style:column-width="4.6027in" style:use-optimal-column-width="false"/>
    </style:style>
    <style:style style:name="Table153" style:family="table">
      <style:table-properties style:width="6.6937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/>
    </style:style>
    <style:style style:name="P16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6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6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67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6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69" style:parent-style-name="Standard" style:family="paragraph">
      <style:text-properties style:font-style-complex="italic"/>
    </style:style>
  </office:automatic-styles>
  <office:body>
    <office:text text:use-soft-page-breaks="true">
      <text:h text:style-name="P1" text:outline-level="1">Liste des champs de fusion des rapports</text:h>
      <text:p text:style-name="P2"/>
      <text:p text:style-name="P3"/>
      <text:h text:style-name="Titre2" text:outline-level="2">Informations du dossier:</text:h>
      <text:p text:style-name="P4"/>
      <text:p text:style-name="Standard">Identifiant unique du dossier : {idDossier}</text:p>
      <text:p text:style-name="Standard">Date de génération du rapport : {dateGeneration}</text:p>
      <text:p text:style-name="Standard">Type du dossier :<text:s/>{typeDossier}</text:p>
      <text:p text:style-name="Standard">Nature du dossier : {natureDossier}</text:p>
      <text:p text:style-name="Standard">Objet : {objetDossier}</text:p>
      <text:p text:style-name="Standard">Date de création du dossier : {dateCreationDossier}</text:p>
      <text:p text:style-name="Standard">Numéro document urbanisme : {numDocUrba}</text:p>
      <text:p text:style-name="P5">Date de dépôt mairie/service instructeur : {dateDepotMairie}</text:p>
      <text:p text:style-name="P6">Date de réception au secrétariat de la commission : {dateDepotSec}</text:p>
      <text:p text:style-name="Standard">Date de réception au service rapporteur de la commission : {dateSDIS}</text:p>
      <text:p text:style-name="Standard">Date de visite : {dateVisite}</text:p>
      <text:p text:style-name="Standard">Date de passage en commission : {dateComm}</text:p>
      <text:p text:style-name="Standard">État dossier (Complet/Incomplet) : {etatDossier}</text:p>
      <text:p text:style-name="Standard">Hors délai (Oui/Non) :<text:s/>{horsDelai}</text:p>
      <text:p text:style-name="Standard">Analyse de risque : {analyseRisque}</text:p>
      <text:p text:style-name="Standard">Demandeur du dossier : {demandeurDossier}</text:p>
      <text:p text:style-name="P7">Avis du rapporteur :<text:s/><text:span text:style-name="T8">{avisDossier}</text:span></text:p>
      <text:p text:style-name="P9">Avis de la commission : {avisDossierCommission}</text:p>
      <text:p text:style-name="P10">Service instructeur : {servInstructeur}</text:p>
      <text:p text:style-name="P11">Descriptif dossier : {descriptifDossier}</text:p>
      <text:p text:style-name="P12">Règles auxquelles il est demandé de déroger : {reglesDerog}</text:p>
      <text:p text:style-name="P13">Justification de la dérogation : {justificationDerog}</text:p>
      <text:p text:style-name="P14">Mesures compensatoires proposées : {mesuresCompensatoiresDerog}</text:p>
      <text:p text:style-name="P15">Mesures complémentaires à respecter : {mesuresComplementairesDerog}</text:p>
      <text:p text:style-name="P16">Date de la dernière visite périodique : {dateLastVP}</text:p>
      <text:p text:style-name="P17">Avis de la dernière visite périodique : {avisLastVP}</text:p>
      <text:p text:style-name="P18">Liste des prévisionnistes du dossier :</text:p>
      <text:p text:style-name="P19">[!-- BEGIN preventionnistes --]{nom} {prenom} ({grade}) [!-- END preventionnistes --]</text:p>
      <text:p text:style-name="P20"/>
      <text:p text:style-name="P21">Lorsque le dossier est incomplet affichage des documents manquants :</text:p>
      <text:p text:style-name="P22">{docManquant}</text:p>
      <text:p text:style-name="P23"/>
      <text:h text:style-name="Titre2" text:outline-level="2">Contacts du dossier</text:h>
      <text:p text:style-name="P24"/>
      <text:p text:style-name="P25">Directeur unique de sécurité :</text:p>
      <text:p text:style-name="P26"><text:tab/>Nom : {nomDus}</text:p>
      <text:p text:style-name="P27"><text:tab/>Prénom : {prenomDus}</text:p>
      <text:p text:style-name="P28"><text:tab/>Numéro de téléphone fixe : {telFixeDus}</text:p>
      <text:p text:style-name="P29"><text:tab/>Numéro de téléphone portable : {telPortDus}</text:p>
      <text:p text:style-name="P30"><text:tab/>Numéro de fax : {numFaxDus}</text:p>
      <text:p text:style-name="P31"><text:tab/>Société : {societeDus}</text:p>
      <text:p text:style-name="P32"><text:tab/>Mail : {mailDus}</text:p>
      <text:p text:style-name="Standard"/>
      <text:p text:style-name="Standard"/>
      <text:p text:style-name="P33">Exploitant :</text:p>
      <text:p text:style-name="P34"><text:tab/>Nom : {nomExploitant}</text:p>
      <text:p text:style-name="P35"><text:tab/>Prénom : {prenomExploitant}</text:p>
      <text:p text:style-name="P36"><text:tab/>Numéro de téléphone fixe : {telFixeExploitant}</text:p>
      <text:p text:style-name="P37"><text:tab/>Numéro de téléphone portable : {telPortExploitant}</text:p>
      <text:p text:style-name="P38"><text:tab/>Numéro de fax : {numFaxExploitant}</text:p>
      <text:p text:style-name="P39"><text:tab/>Société : {societeExploitant}</text:p>
      <text:p text:style-name="P40"><text:tab/>Mail : {mailExploitant}</text:p>
      <text:p text:style-name="Standard"/>
      <text:p text:style-name="P41">Responsable de sécurité :</text:p>
      <text:p text:style-name="P42"><text:tab/>Nom : {nomRespSecu}</text:p>
      <text:p text:style-name="P43"><text:tab/>Prénom : {prenomRespSecu}</text:p>
      <text:p text:style-name="P44"><text:tab/>Numéro de téléphone fixe : {telFixeRespSecu}</text:p>
      <text:p text:style-name="P45"><text:tab/>Numéro de téléphone portable : {telPortRespSecu}</text:p>
      <text:p text:style-name="P46"><text:tab/>Numéro de fax : {numFaxRespSecu}</text:p>
      <text:p text:style-name="P47"><text:tab/>Société : {societeRespSecu}</text:p>
      <text:p text:style-name="P48"><text:tab/>Mail : {mailRespSecu}</text:p>
      <text:p text:style-name="P49"/>
      <text:p text:style-name="P50">Propriétaire :</text:p>
      <text:p text:style-name="P51"><text:tab/>Nom : {nomProprio}</text:p>
      <text:p text:style-name="P52"><text:tab/>Prénom : {prenomProprio}</text:p>
      <text:p text:style-name="P53"><text:tab/>Numéro de téléphone fixe : {telFixeProprio}</text:p>
      <text:p text:style-name="P54"><text:tab/>Numéro de téléphone portable : {telPortProprio}</text:p>
      <text:p text:style-name="P55"><text:tab/>Numéro de fax : {numFaxProprio}</text:p>
      <text:p text:style-name="P56"><text:tab/>Société :<text:s/>{societeProprio}</text:p>
      <text:p text:style-name="P57"><text:tab/>Mail : {mailProprio}</text:p>
      <text:p text:style-name="P58"/>
      <text:p text:style-name="P59"/>
      <text:p text:style-name="P60">Informations de l'entité:</text:p>
      <text:p text:style-name="Standard"/>
      <text:p text:style-name="Standard">Identifiant unique de l'entité : {numWinPrev}</text:p>
      <text:p text:style-name="Standard">Commune de l'entité : {communeEtab}</text:p>
      <text:p text:style-name="Standard">Libellé de l'entité : {etablissementLibelle}</text:p>
      <text:p text:style-name="Standard">Adresse de l'entité : {etablissementAdresse}</text:p>
      <text:p text:style-name="Standard">Numéro de téléphone de l'entité : {numTelEtab}</text:p>
      <text:p text:style-name="Standard">Numéro de fax de l'entité : {numFaxEtab}</text:p>
      <text:p text:style-name="Standard">Activité principale de l'entité : {activiteP}</text:p>
      <text:p text:style-name="Standard">Type principal de l'entité : {typeLettreP}</text:p>
      <text:p text:style-name="Standard">Activité(s) secondaire(s) de l'entité :<text:s/><text:span text:style-name="T61">{activiteS}</text:span></text:p>
      <text:p text:style-name="Standard">Type(s) secondaire(s) de l'entité : {typeLettreS}</text:p>
      <text:p text:style-name="Standard">Catégorie de l'entité : {categorieEtab}</text:p>
      <text:p text:style-name="Standard">Effectif public de l'entité : <text:s/>{numPublic}</text:p>
      <text:p text:style-name="Standard">Effectif personnel : <text:s/>{numPersonnel}</text:p>
      <text:p text:style-name="Standard">Effectif total : <text:s/>{numTotal}</text:p>
      <text:p text:style-name="Standard">Présence d'extinction automatique à eau : {extinctionAuto}</text:p>
      <text:p text:style-name="Standard">Genre de l'entité : {genreEtab}</text:p>
      <text:p text:style-name="Standard">GN 2 :<text:s/>{gn2}</text:p>
      <text:p text:style-name="Standard">GN 3 : {gn3}</text:p>
      <text:p text:style-name="Standard"/>
      <text:p text:style-name="Standard"/>
      <text:p text:style-name="P62">Descriptif de l'entité:</text:p>
      <text:p text:style-name="Standard"/>
      <text:p text:style-name="Standard">Historique de l'établissement : {historiqueDescriptifEtab}</text:p>
      <text:p text:style-name="Standard">Descriptif général : {descriptifEtab}</text:p>
      <text:p text:style-name="Standard">Dérogations accordées : {derogAccEtab}</text:p>
      <text:p text:style-name="P63">Implantation :</text:p>
      <text:p text:style-name="Standard">Surface emprise au sol (m²) : {surfaceEmpriseSol}</text:p>
      <text:p text:style-name="Standard">SHON (m²) : {SHON}</text:p>
      <text:p text:style-name="Standard">SHOB (m²) : {SHOB}</text:p>
      <text:p text:style-name="Standard">Nombre de niveaux : {nbNiveaux}</text:p>
      <text:p text:style-name="Standard">PBDN (m) : {PBDN}</text:p>
      <text:p text:style-name="Standard">Surface totale (m²) : {surfaceTotale}</text:p>
      <text:p text:style-name="Standard">Surface accessible au public (m²) : {surfaceAccessible}</text:p>
      <text:p text:style-name="P64">Desserte :</text:p>
      <text:p text:style-name="Standard">Nombre de façades accessibles : {nbFacadeAccess}</text:p>
      <text:p text:style-name="Standard">Voie engin : {voieEngin}</text:p>
      <text:p text:style-name="Standard">Voie échelle : {voieEchelle}</text:p>
      <text:p text:style-name="Standard">Espace libre : {espaceLibre}</text:p>
      <text:p text:style-name="P65">Isolement par rapport aux tiers :</text:p>
      <text:p text:style-name="Standard">Latéral CF (heure) : {lateralCF}</text:p>
      <text:p text:style-name="Standard">Superposé CF (heure) : {superposeCF}</text:p>
      <text:p text:style-name="Standard">Vis-à-vis (m) : {visAvis}</text:p>
      <text:p text:style-name="P66">Stabilité au feu :</text:p>
      <text:p text:style-name="Standard">Structure SF (heure) : {structureSF}</text:p>
      <text:p text:style-name="Standard">Plancher<text:s/>SF (heure) : {plancherSF}</text:p>
      <text:p text:style-name="P67">Distribution intérieure :</text:p>
      <text:p text:style-name="Standard">Cloisonnement traditionnel : {cloisonnementTrad}</text:p>
      <text:p text:style-name="Standard">Secteurs : {secteurs}</text:p>
      <text:p text:style-name="Standard">Compartiments : {compartiments}</text:p>
      <text:p text:style-name="P68">Locaux à risques :</text:p>
      <text:p text:style-name="Standard">Nombre de locaux à risques moyens : {locauxRisquesMoyens}</text:p>
      <text:p text:style-name="Standard">Nombre de locaux à risques importants : {locauxRisquesImportants}</text:p>
      <text:p text:style-name="P69">Espaces d'attentes sécurisés :</text:p>
      <text:p text:style-name="Standard">Nombre : {espacesAttentesNombre}</text:p>
      <text:p text:style-name="Standard">Nombre de niveaux concerncés : {espacesAttentesNiveaux}</text:p>
      <text:p text:style-name="P70">Désenfumage :</text:p>
      <text:p text:style-name="Standard">Naturel : {desenfNaturel}</text:p>
      <text:p text:style-name="Standard">Mécanique : {desenfMecanique}</text:p>
      <text:p text:style-name="Standard">Commentaire :<text:s/>{desenfCommentaire}</text:p>
      <text:p text:style-name="P71">Chaufferies :</text:p>
      <text:p text:style-name="Standard">Nombre : {nbChaufferie}</text:p>
      <text:p text:style-name="Standard">Puissance max (kw) : {puissanceMaxChauff}</text:p>
      <text:p text:style-name="Standard">Nombre de chaufferies 30kw : {nbChauff30kw}</text:p>
      <text:p text:style-name="Standard">Nombre de chaufferies 70kw : {nbChauff70kw}</text:p>
      <text:p text:style-name="Standard">Nombre de chaufferies 2mw : {nbChauff2mw}</text:p>
      <text:p text:style-name="Standard">Puissance totale (kw) : {puissTotalChaff}</text:p>
      <text:p text:style-name="P72">Localisation des coupures d'énergies :</text:p>
      <text:p text:style-name="Standard">Gaz : {locGaz}</text:p>
      <text:p text:style-name="Standard">Électricité : {locElectricite}</text:p>
      <text:p text:style-name="Standard">Photovoltaïque : {locPhotovoltaique}</text:p>
      <text:p text:style-name="Standard">Autre : {locAutre}</text:p>
      <text:p text:style-name="P73">Ascenseurs :</text:p>
      <text:p text:style-name="Standard">Nombre ascenseurs total : {nbAscTot}</text:p>
      <text:soft-page-break/>
      <text:p text:style-name="Standard">Nombre ascenseurs de type AS4 : {nbAscAS4}</text:p>
      <text:p text:style-name="P74">Moyens<text:s/>de secours :</text:p>
      <text:p text:style-name="Standard">Colonnes sèches : {colSeches}</text:p>
      <text:p text:style-name="Standard">Colonnes humides : {colHumides}</text:p>
      <text:p text:style-name="Standard">RIA : {RIA}</text:p>
      <text:p text:style-name="Standard">Sprinkleur : {sprinkleur}</text:p>
      <text:p text:style-name="Standard">Brouillard d'eau : {brouillardEau}</text:p>
      <text:p text:style-name="P75">PC Sécurité :</text:p>
      <text:p text:style-name="Standard">Présence : {presencePCS}</text:p>
      <text:p text:style-name="Standard">Localisation : {localisationPCS}</text:p>
      <text:p text:style-name="P76">SSI :</text:p>
      <text:p text:style-name="Standard">Présence : {presenceSSI}</text:p>
      <text:p text:style-name="Standard">Catégorie SSI : {catSSI}</text:p>
      <text:p text:style-name="Standard">Alarme type : {alarmeSSI}</text:p>
      <text:p text:style-name="P77">Service de sécurité :</text:p>
      <text:p text:style-name="Standard">Personne qualifiée désignée (EL18) : {persQualEL18}</text:p>
      <text:p text:style-name="Standard">Personnels désignés : {persDesignes}</text:p>
      <text:p text:style-name="Standard">Agent de sécurité : {nbAgentSecu}</text:p>
      <text:p text:style-name="Standard">Chef d'équipe sécurité : {nbChefEquipeSecu}</text:p>
      <text:p text:style-name="Standard">Chef de service sécurité : {nbChefServSecu}</text:p>
      <text:p text:style-name="Standard">Sapeurs Pompiers : {nbSp}</text:p>
      <text:p text:style-name="Standard">Commentaire sur les SP : {commentaireSp}</text:p>
      <text:p text:style-name="P78">Défense incendie :</text:p>
      <text:p text:style-name="Standard">Nombre de point d'eau : {nbPointEau}</text:p>
      <text:p text:style-name="Standard">Volume des points d'eau (m3) : {volumePointEau}</text:p>
      <text:p text:style-name="Standard">Commentaires sur le / les points d'eau naturel :<text:s/>{commentairePointEauNat}</text:p>
      <text:p text:style-name="Standard">PI : {PI}</text:p>
      <text:p text:style-name="Standard">Bi : {BI}</text:p>
      <text:p text:style-name="Standard">Débit simultané (m3/h) : {debitSimultane}</text:p>
      <text:p text:style-name="Standard"/>
      <text:p text:style-name="Standard"/>
      <text:p text:style-name="Standard"/>
      <text:p text:style-name="P79">Informations du père de l'entité (si entité ERP =&gt; infos Site, si entité Cellule =&gt;<text:s/>infos ERP):</text:p>
      <text:p text:style-name="Standard"/>
      <text:p text:style-name="Standard">Libellé de l'entité : {etablissementLibelleP}</text:p>
      <text:p text:style-name="Standard">Activité principale de l'entité : {activitePPere}</text:p>
      <text:p text:style-name="Standard">Type principal de l'entité : {typeLettrePPere}</text:p>
      <text:p text:style-name="Standard">Catégorie de l'entité : {categorieEtabPere}</text:p>
      <text:p text:style-name="Standard">Présence d'extinction automatique à eau : {extinctionAutoP}</text:p>
      <text:p text:style-name="Standard">Genre de l'entité : {genrePere}</text:p>
      <text:p text:style-name="Standard"/>
      <text:p text:style-name="Standard"/>
      <text:p text:style-name="P80">Informations de la commission :</text:p>
      <text:p text:style-name="P81"/>
      <text:p text:style-name="Standard">Libellé de la commission : {libelle_commission}</text:p>
      <text:p text:style-name="Standard">Date de la commission : {date_commEntete}</text:p>
      <text:p text:style-name="Standard"/>
      <text:p text:style-name="P82"/>
      <text:p text:style-name="P83">Liste des textes applicables :</text:p>
      <text:p text:style-name="Standard"/>
      <text:p text:style-name="Standard">[!-- BEGIN texteAppl --]</text:p>
      <text:p text:style-name="Standard">{libelleTexteAppl}</text:p>
      <text:soft-page-break/>
      <text:p text:style-name="Standard">[!-- END texteAppl --]</text:p>
      <text:p text:style-name="Standard"/>
      <text:p text:style-name="Standard"/>
      <text:p text:style-name="P84">Liste des documents consultés dans le dossier :</text:p>
      <text:p text:style-name="P85"/>
      <text:p text:style-name="P86">[!-- BEGIN listeDocs --]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{exist}</text:p>
          </table:table-cell>
          <table:table-cell table:style-name="TableCell95">
            <text:p text:style-name="P96">{libelledoc}</text:p>
          </table:table-cell>
          <table:table-cell table:style-name="TableCell97">
            <text:p text:style-name="P98">{refdoc}</text:p>
          </table:table-cell>
          <table:table-cell table:style-name="TableCell99">
            <text:p text:style-name="P100">{datedoc}</text:p>
          </table:table-cell>
        </table:table-row>
      </table:table>
      <text:p text:style-name="P101">[!-- END listeDocs --][!-- BEGIN listeDocsAjout --]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{exist}</text:p>
          </table:table-cell>
          <table:table-cell table:style-name="TableCell110">
            <text:p text:style-name="P111">{libelledoc}</text:p>
          </table:table-cell>
          <table:table-cell table:style-name="TableCell112">
            <text:p text:style-name="P113">{refdoc}</text:p>
          </table:table-cell>
          <table:table-cell table:style-name="TableCell114">
            <text:p text:style-name="P115">{datedoc}</text:p>
          </table:table-cell>
        </table:table-row>
      </table:table>
      <text:p text:style-name="P116">[!-- END listeDocsAjout --]</text:p>
      <text:p text:style-name="P117"/>
      <text:p text:style-name="P118"/>
      <text:p text:style-name="P119">Liste des<text:s/>prescriptions dans le dossier:</text:p>
      <text:p text:style-name="P120"/>
      <text:p text:style-name="P121"/>
      <text:p text:style-name="P122">[!-- BEGIN listeReg --]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{textearticle}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{libelle}</text:p>
          </table:table-cell>
        </table:table-row>
      </table:table>
      <text:p text:style-name="P134">[!-- END listeReg --]</text:p>
      <text:p text:style-name="P135"/>
      <text:p text:style-name="P136"/>
      <text:p text:style-name="P137">[!-- BEGIN listeExploitation --]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{textearticle}</text:p>
          </table:table-cell>
          <table:table-cell table:style-name="TableCell145">
            <text:p text:style-name="P146">{num}</text:p>
          </table:table-cell>
          <table:table-cell table:style-name="TableCell147">
            <text:p text:style-name="P148">{libelle}</text:p>
          </table:table-cell>
        </table:table-row>
      </table:table>
      <text:p text:style-name="P149">[!-- END listeExploitation --]</text:p>
      <text:p text:style-name="P150"/>
      <text:p text:style-name="P151"/>
      <text:p text:style-name="P152">[!-- BEGIN listeAmelioration --]</text:p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{textearticle}</text:p>
          </table:table-cell>
          <table:table-cell table:style-name="TableCell160">
            <text:p text:style-name="P161">{num}</text:p>
          </table:table-cell>
          <table:table-cell table:style-name="TableCell162">
            <text:p text:style-name="P163">{libelle}</text:p>
          </table:table-cell>
        </table:table-row>
      </table:table>
      <text:p text:style-name="P164">[!-- END listeAmelioration --]</text:p>
      <text:p text:style-name="P165"/>
      <text:p text:style-name="P166"/>
      <text:p text:style-name="P167"/>
      <text:p text:style-name="P168"/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courant" style:display-name="Texte courant" style:family="paragraph" style:parent-style-name="Standard">
      <style:paragraph-properties>
        <style:tab-stops>
          <style:tab-stop style:type="left" style:position="2.1375in"/>
          <style:tab-stop style:type="left" style:position="3.9819in"/>
          <style:tab-stop style:type="left" style:position="4.6423in"/>
        </style:tab-stops>
      </style:paragraph-properties>
      <style:text-properties style:font-name="Arial" fo:font-size="10.5pt" style:font-size-asian="10.5pt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OWSKI Remi</dc:creator>
    <meta:creation-date>2012-09-17T15:35:00Z</meta:creation-date>
    <dc:date>2015-03-03T16:38:00Z</dc:date>
    <meta:template xlink:href="Normal.dotm" xlink:type="simple"/>
    <meta:editing-cycles>157</meta:editing-cycles>
    <meta:editing-duration>PT21900S</meta:editing-duration>
    <meta:document-statistic meta:page-count="5" meta:paragraph-count="14" meta:word-count="1079" meta:character-count="7005" meta:row-count="49" meta:non-whitespace-character-count="5940"/>
  </office:meta>
</office:document-meta>
</file>